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98mm" fo:margin-left="28.24mm" table:align="left"/>
    </style:style>
    <style:style style:name="Table1.A" style:family="table-column">
      <style:table-column-properties style:column-width="103.17mm"/>
    </style:style>
    <style:style style:name="Table1.B" style:family="table-column">
      <style:table-column-properties style:column-width="2.73mm"/>
    </style:style>
    <style:style style:name="Table1.C" style:family="table-column">
      <style:table-column-properties style:column-width="27.08mm"/>
    </style:style>
    <style:style style:name="Table1.1" style:family="table-row">
      <style:table-row-properties style:row-height="0.76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34.17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B2" style:family="table-cell">
      <style:table-cell-properties style:vertical-align="" fo:padding="0mm" fo:border-left="0.6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3" style:family="table-row">
      <style:table-row-properties style:row-height="6.6mm" fo:keep-together="auto"/>
    </style:style>
    <style:style style:name="Table1.C3" style:family="table-cell">
      <style:table-cell-properties style:vertical-align="" fo:padding="0mm" fo:border-left="none" fo:border-right="none" fo:border-top="1.25pt solid #000001" fo:border-bottom="none"/>
    </style:style>
    <style:style style:name="Table2" style:family="table">
      <style:table-properties style:width="159.83mm" fo:margin-left="0.25mm" table:align="left"/>
    </style:style>
    <style:style style:name="Table2.A" style:family="table-column">
      <style:table-column-properties style:column-width="71.86mm"/>
    </style:style>
    <style:style style:name="Table2.B" style:family="table-column">
      <style:table-column-properties style:column-width="39.48mm"/>
    </style:style>
    <style:style style:name="Table2.C" style:family="table-column">
      <style:table-column-properties style:column-width="48.49mm"/>
    </style:style>
    <style:style style:name="Table2.1" style:family="table-row">
      <style:table-row-properties style:row-height="25.84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5.08mm" fo:keep-together="auto"/>
    </style:style>
    <style:style style:name="Table2.A2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2.B2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2.3" style:family="table-row">
      <style:table-row-properties style:row-height="4.2mm" fo:keep-together="auto"/>
    </style:style>
    <style:style style:name="Table2.A3" style:family="table-cell">
      <style:table-cell-properties style:vertical-align="middle" fo:padding="0mm" fo:border-left="0.6pt solid #000001" fo:border-right="0.6pt solid #000001" fo:border-top="none" fo:border-bottom="none"/>
    </style:style>
    <style:style style:name="Table2.4" style:family="table-row">
      <style:table-row-properties style:row-height="5.01mm" fo:keep-together="auto"/>
    </style:style>
    <style:style style:name="Table2.5" style:family="table-row">
      <style:table-row-properties style:row-height="5.2mm" fo:keep-together="auto"/>
    </style:style>
    <style:style style:name="Table2.C5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2.6" style:family="table-row">
      <style:table-row-properties style:row-height="7.25mm" fo:keep-together="auto"/>
    </style:style>
    <style:style style:name="Table2.7" style:family="table-row">
      <style:table-row-properties style:row-height="7.67mm" fo:keep-together="auto"/>
    </style:style>
    <style:style style:name="Table2.8" style:family="table-row">
      <style:table-row-properties style:row-height="5.27mm" fo:keep-together="auto"/>
    </style:style>
    <style:style style:name="Table2.10" style:family="table-row">
      <style:table-row-properties style:row-height="7.5mm" fo:keep-together="auto"/>
    </style:style>
    <style:style style:name="Table2.11" style:family="table-row">
      <style:table-row-properties style:row-height="7.69mm" fo:keep-together="auto"/>
    </style:style>
    <style:style style:name="Table2.13" style:family="table-row">
      <style:table-row-properties style:row-height="4.89mm" fo:keep-together="auto"/>
    </style:style>
    <style:style style:name="Table2.14" style:family="table-row">
      <style:table-row-properties style:row-height="13.28mm" fo:keep-together="auto"/>
    </style:style>
    <style:style style:name="Table2.A14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3" style:family="table">
      <style:table-properties style:width="161.22mm" fo:margin-left="0mm" table:align="left"/>
    </style:style>
    <style:style style:name="Table3.A" style:family="table-column">
      <style:table-column-properties style:column-width="58.79mm"/>
    </style:style>
    <style:style style:name="Table3.B" style:family="table-column">
      <style:table-column-properties style:column-width="102.41mm"/>
    </style:style>
    <style:style style:name="Table3.1" style:family="table-row">
      <style:table-row-properties style:row-height="19.23mm" fo:keep-together="auto"/>
    </style:style>
    <style:style style:name="Table3.A1" style:family="table-cell">
      <style:table-cell-properties style:vertical-align="" fo:padding="0mm" fo:border="none"/>
    </style:style>
    <style:style style:name="P1" style:family="paragraph" style:parent-style-name="Standard" style:master-page-name="Standard">
      <style:paragraph-properties fo:margin-top="0.16mm" fo:margin-bottom="0mm" fo:line-height="0.35mm" style:page-number="auto"/>
    </style:style>
    <style:style style:name="P2" style:family="paragraph" style:parent-style-name="Standard">
      <style:paragraph-properties fo:margin-left="0mm" fo:margin-right="0mm" fo:margin-top="0mm" fo:margin-bottom="0mm" fo:line-height="121%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>
        <style:tab-stops>
          <style:tab-stop style:position="101.78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9" style:family="paragraph" style:parent-style-name="Standard">
      <style:paragraph-properties fo:margin-left="0mm" fo:margin-right="0mm" fo:margin-top="0mm" fo:margin-bottom="0mm" fo:line-height="3.55mm" fo:text-align="end" style:justify-single-word="false" fo:text-indent="0mm" style:auto-text-indent="false" fo:break-before="column"/>
    </style:style>
    <style:style style:name="P1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1" style:family="paragraph" style:parent-style-name="Standard">
      <style:paragraph-properties fo:margin-left="0mm" fo:margin-right="0mm" fo:margin-top="2.54mm" fo:margin-bottom="0mm" fo:line-height="80%" fo:text-align="center" style:justify-single-word="false" fo:text-indent="0mm" style:auto-text-indent="false"/>
    </style:style>
    <style:style style:name="P1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</style:style>
    <style:style style:name="P13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</style:style>
    <style:style style:name="P1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</style:style>
    <style:style style:name="P1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</style:style>
    <style:style style:name="P16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>
          <style:tab-stop style:position="39.74mm" style:type="right"/>
        </style:tab-stops>
      </style:paragraph-properties>
    </style:style>
    <style:style style:name="P1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8" style:family="paragraph" style:parent-style-name="Standard">
      <style:paragraph-properties fo:margin-left="0mm" fo:margin-right="0mm" fo:margin-top="3.18mm" fo:margin-bottom="3.18mm" fo:line-height="100%" fo:text-align="start" style:justify-single-word="false" fo:text-indent="0mm" style:auto-text-indent="false"/>
    </style:style>
    <style:style style:name="P19" style:family="paragraph" style:parent-style-name="Standard">
      <style:paragraph-properties fo:margin-left="0mm" fo:margin-right="0mm" fo:margin-top="0.64mm" fo:margin-bottom="4.45mm" fo:line-height="100%" fo:text-align="start" style:justify-single-word="false" fo:text-indent="0mm" style:auto-text-indent="false"/>
    </style:style>
    <style:style style:name="P20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21" style:family="paragraph" style:parent-style-name="Standard">
      <style:paragraph-properties fo:margin-left="2.28mm" fo:margin-right="0mm" fo:margin-top="0mm" fo:margin-bottom="0mm" fo:line-height="100%" fo:text-align="start" style:justify-single-word="false" fo:text-indent="0mm" style:auto-text-indent="false"/>
    </style:style>
    <style:style style:name="P22" style:family="paragraph" style:parent-style-name="Standard" style:list-style-name="WWNum2">
      <style:paragraph-properties fo:margin-left="2.28mm" fo:margin-right="0mm" fo:margin-top="0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</style:style>
    <style:style style:name="P23" style:family="paragraph" style:parent-style-name="Standard" style:list-style-name="WWNum2">
      <style:paragraph-properties fo:margin-left="2.28mm" fo:margin-right="0mm" fo:margin-top="3.18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</style:style>
    <style:style style:name="P24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</style:style>
    <style:style style:name="P25" style:family="paragraph" style:parent-style-name="Standard" style:list-style-name="WWNum2">
      <style:paragraph-properties fo:margin-left="7.62mm" fo:margin-right="3.18mm" fo:margin-top="0.64mm" fo:margin-bottom="0mm" fo:line-height="100%" fo:text-align="start" style:justify-single-word="false" fo:text-indent="-5.08mm" style:auto-text-indent="false">
        <style:tab-stops>
          <style:tab-stop style:position="7.62mm" style:type="char" style:char="."/>
        </style:tab-stops>
      </style:paragraph-properties>
    </style:style>
    <style:style style:name="P26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27" style:family="paragraph" style:parent-style-name="Standard">
      <style:paragraph-properties fo:margin-left="3.86mm" fo:margin-right="0mm" fo:margin-top="0mm" fo:margin-bottom="0mm" fo:line-height="100%" fo:text-align="start" style:justify-single-word="false" fo:text-indent="0mm" style:auto-text-indent="false"/>
    </style:style>
    <style:style style:name="P28" style:family="paragraph" style:parent-style-name="Standard">
      <style:paragraph-properties fo:margin-left="3.62mm" fo:margin-right="0mm" fo:margin-top="0mm" fo:margin-bottom="0mm" fo:line-height="100%" fo:text-align="start" style:justify-single-word="false" fo:text-indent="0mm" style:auto-text-indent="false"/>
    </style:style>
    <style:style style:name="P29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</style:style>
    <style:style style:name="P30" style:family="paragraph" style:parent-style-name="Standard">
      <style:paragraph-properties fo:margin-top="0mm" fo:margin-bottom="6.14mm" fo:line-height="0.35mm"/>
    </style:style>
    <style:style style:name="P31" style:family="paragraph" style:parent-style-name="Standard">
      <style:paragraph-properties fo:margin-left="13.32mm" fo:margin-right="0mm" fo:margin-top="0mm" fo:margin-bottom="0mm" fo:line-height="88%" fo:text-align="start" style:justify-single-word="false" fo:text-indent="0mm" style:auto-text-indent="false"/>
    </style:style>
    <style:style style:name="P32" style:family="paragraph" style:parent-style-name="Standard">
      <style:paragraph-properties fo:margin-left="0mm" fo:margin-right="2.68mm" fo:margin-top="0mm" fo:margin-bottom="0mm" fo:line-height="2.35mm" fo:text-align="end" style:justify-single-word="false" fo:text-indent="0mm" style:auto-text-indent="false">
        <style:tab-stops>
          <style:tab-stop style:position="54.86m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4.86mm" style:type="right"/>
        </style:tab-stops>
      </style:paragraph-properties>
    </style:style>
    <style:style style:name="P34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35" style:family="paragraph" style:parent-style-name="Standard">
      <style:paragraph-properties fo:margin-left="0mm" fo:margin-right="41.91mm" fo:margin-top="0.64mm" fo:margin-bottom="0mm" fo:line-height="87%" fo:text-align="end" style:justify-single-word="false" fo:text-indent="0mm" style:auto-text-indent="false"/>
    </style:style>
    <style:style style:name="P36" style:family="paragraph" style:parent-style-name="Standard">
      <style:paragraph-properties fo:margin-top="0mm" fo:margin-bottom="4.67mm" fo:line-height="0.35mm"/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39" style:family="paragraph" style:parent-style-name="Frame_20_contents">
      <style:paragraph-properties fo:margin-left="0mm" fo:margin-right="0mm" fo:margin-top="0mm" fo:margin-bottom="0mm" fo:line-height="110%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7pt" fo:letter-spacing="0.25mm" fo:language="en" fo:country="US" fo:font-weight="bold" style:font-size-asian="7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7pt" fo:letter-spacing="0.18mm" fo:language="en" fo:country="US" fo:font-weight="bold" style:font-size-asian="7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9.5pt" fo:letter-spacing="0.18mm" fo:language="en" fo:country="US" style:font-size-asian="9.5pt" style:text-scale="100%"/>
    </style:style>
    <style:style style:name="T4" style:family="text">
      <style:text-properties fo:color="#000000" style:text-line-through-style="none" style:text-position="0% 100%" style:font-name="Times New Roman" fo:font-size="10pt" fo:letter-spacing="0.11mm" fo:language="en" fo:country="US" style:font-size-asian="10pt" style:text-scale="110%"/>
    </style:style>
    <style:style style:name="T5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6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7" style:family="text">
      <style:text-properties fo:color="#000000" style:text-line-through-style="none" style:text-position="0% 100%" style:font-name="Times New Roman" fo:font-size="13.5pt" fo:letter-spacing="-0.28mm" fo:language="en" fo:country="US" fo:font-weight="bold" style:font-size-asian="13.5pt" style:font-weight-asian="bold" style:text-scale="95%"/>
    </style:style>
    <style:style style:name="T8" style:family="text"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T9" style:family="text"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T10" style:family="text">
      <style:text-properties fo:color="#000000" style:text-line-through-style="none" style:text-position="0% 100%" style:font-name="Times New Roman" fo:font-size="9pt" fo:letter-spacing="0.04mm" fo:language="en" fo:country="US" style:font-size-asian="9pt" style:text-scale="100%"/>
    </style:style>
    <style:style style:name="T11" style:family="text">
      <style:text-properties fo:color="#000000" style:text-line-through-style="none" style:text-position="0% 100%" style:font-name="Times New Roman" fo:font-size="9pt" fo:letter-spacing="-0.04mm" fo:language="en" fo:country="US" style:font-size-asian="9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18mm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5" style:family="text"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T26" style:family="text"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T27" style:family="text">
      <style:text-properties fo:color="#000000" style:text-line-through-style="none" style:text-position="0% 100%" style:font-name="Times New Roman" fo:font-size="8pt" fo:letter-spacing="0.07mm" fo:language="en" fo:country="US" style:font-size-asian="8pt" style:text-scale="100%"/>
    </style:style>
    <style:style style:name="T28" style:family="text">
      <style:text-properties fo:color="#000000" style:text-line-through-style="none" style:text-position="0% 100%" style:font-name="Times New Roman" fo:font-size="8pt" fo:letter-spacing="0.14mm" fo:language="en" fo:country="US" style:font-size-asian="8pt" style:text-scale="100%"/>
    </style:style>
    <style:style style:name="T29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30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31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32" style:family="text">
      <style:text-properties fo:color="#000000" style:text-line-through-style="none" style:text-position="0% 100%" style:font-name="Times New Roman" fo:font-size="6pt" fo:letter-spacing="0.09mm" fo:language="en" fo:country="US" style:font-size-asian="6pt" style:text-scale="100%"/>
    </style:style>
    <style:style style:name="T33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34" style:family="text">
      <style:text-properties fo:color="#000000" style:text-line-through-style="none" style:text-position="super 58%" style:font-name="Times New Roman" fo:font-size="10.5pt" fo:letter-spacing="0.11mm" fo:language="en" fo:country="US" style:font-size-asian="10.5pt" style:text-scale="100%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1387*" fo:start-indent="0mm" fo:end-indent="3.49mm"/>
          <style:column style:rel-width="24148*" fo:start-indent="3.49mm" fo:end-indent="0mm"/>
        </style:columns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2"><text:span text:style-name="T1">THE COMPANIES ACT<text:line-break/><text:line-break/></text:span><text:span text:style-name="T2">(CHAPTER </text:span><text:span text:style-name="T3">50)</text:span></text:p>
            <text:p text:style-name="P3"><text:span text:style-name="T4">Sections 146 (1), 173 (6) and 205</text:span></text:p>
            <text:p text:style-name="P11"><text:span text:style-name="T5">RETURN GIVING PARTICULARS IN<text:line-break/><text:line-break/>REGISTER OF DIRECTORS, MANAGERS,<text:line-break/><text:line-break/></text:span><text:span text:style-name="T6">SECRETARIES AND AUDITORS<text:line-break/><text:line-break/></text:span><text:span text:style-name="T5">AND CHANGES OF PARTICULA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6"><text:span text:style-name="T7">FORM</text:span></text:p>
            <text:p text:style-name="P13"><text:span text:style-name="T8">49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3"><text:span text:style-name="T9">Folio No</text:span></text:p>
          </table:table-cell>
        </table:table-row>
      </table:table>
      <text:p text:style-name="P7"><text:span text:style-name="T12">Name of Company: </text:span><text:span text:style-name="T25">AAA</text:span></text:p>
      <text:p text:style-name="P16"><text:span text:style-name="T14">Company No:<text:tab/></text:span><text:span text:style-name="T26">BBB</text:span></text:p>
      <text:p text:style-name="P18"><text:span text:style-name="T15">The *particulars/changes of particulars are as follow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17186813051" text:style-name="WWNum2">
              <text:list-item>
                <text:p text:style-name="P22"><text:span text:style-name="T16">Name</text:span></text:p>
              </text:list-item>
              <text:list-item>
                <text:p text:style-name="P23"><text:span text:style-name="T17">Residential Address</text:span></text:p>
              </text:list-item>
            </text:list>
          </table:table-cell>
          <table:table-cell table:style-name="Table2.A1" office:value-type="string">
            <text:list xml:id="list1643075501" text:continue-numbering="true" text:style-name="WWNum2">
              <text:list-item>
                <text:p text:style-name="P24"><text:span text:style-name="T18">NRIC/Passport No</text:span></text:p>
              </text:list-item>
              <text:list-item>
                <text:p text:style-name="P24"><text:span text:style-name="T17">Nationality</text:span></text:p>
              </text:list-item>
              <text:list-item>
                <text:p text:style-name="P24"><text:span text:style-name="T17">Occupation</text:span></text:p>
              </text:list-item>
            </text:list>
          </table:table-cell>
          <table:table-cell table:style-name="Table2.A1" office:value-type="string">
            <text:list xml:id="list1117690850" text:continue-numbering="true" text:style-name="WWNum2">
              <text:list-item>
                <text:p text:style-name="P25"><text:span text:style-name="T19">Nature of Appointment/ Change/Cessation and </text:span><text:span text:style-name="T15">Effective Date</text:span></text:p>
              </text:list-item>
            </text:list>
            <text:p text:style-name="P26"><text:span text:style-name="T10">(For new companies, state </text:span><text:span text:style-name="T11">"Appointed with effect from </text:span><text:span text:style-name="T10">date of incorporation")</text:span></text:p>
          </table:table-cell>
        </table:table-row>
        <table:table-row table:style-name="Table2.2">
          <table:table-cell table:style-name="Table2.A2" office:value-type="string">
            <text:p text:style-name="P21"><text:span text:style-name="T9">t</text:span>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27"><text:span text:style-name="T26">CCC</text:span></text:p>
          </table:table-cell>
          <table:table-cell table:style-name="Table2.A3" office:value-type="string">
            <text:p text:style-name="P28"><text:span text:style-name="T26">NNN</text:span></text:p>
          </table:table-cell>
          <table:table-cell table:style-name="Table2.A3" office:value-type="string">
            <text:p text:style-name="P29"><text:span text:style-name="T26">Appointed with effect from</text:span></text:p>
          </table:table-cell>
        </table:table-row>
        <table:table-row table:style-name="Table2.4">
          <table:table-cell table:style-name="Table2.A3" office:value-type="string">
            <text:p text:style-name="P27"><text:span text:style-name="T26">Add-1</text:span></text:p>
          </table:table-cell>
          <table:table-cell table:style-name="Table2.A3" office:value-type="string">
            <text:p text:style-name="P28"><text:span text:style-name="T26">Singaporean</text:span></text:p>
          </table:table-cell>
          <table:table-cell table:style-name="Table2.A3" office:value-type="string">
            <text:p text:style-name="P29"><text:span text:style-name="T25">date of incorporation</text:span></text:p>
          </table:table-cell>
        </table:table-row>
        <table:table-row table:style-name="Table2.5">
          <table:table-cell table:style-name="Table2.A3" office:value-type="string">
            <text:p text:style-name="P27"><text:span text:style-name="T26">Add-2</text:span></text:p>
          </table:table-cell>
          <table:table-cell table:style-name="Table2.A3" office:value-type="string">
            <text:p text:style-name="P28"><text:span text:style-name="T26">Director</text:span></text:p>
          </table:table-cell>
          <table:table-cell table:style-name="Table2.C5" office:value-type="string">
            <text:p text:style-name="P8"/>
          </table:table-cell>
        </table:table-row>
        <table:table-row table:style-name="Table2.6">
          <table:table-cell table:style-name="Table2.C5" office:value-type="string">
            <text:p text:style-name="P27"><text:span text:style-name="T26">Add-3</text:span></text:p>
          </table:table-cell>
          <table:table-cell table:style-name="Table2.C5" office:value-type="string">
            <text:p text:style-name="P8"/>
          </table:table-cell>
          <table:table-cell table:style-name="Table2.C5" office:value-type="string">
            <text:p text:style-name="P8"/>
          </table:table-cell>
        </table:table-row>
        <table:table-row table:style-name="Table2.7">
          <table:table-cell table:style-name="Table2.A3" office:value-type="string">
            <text:p text:style-name="P27"><text:span text:style-name="T26">DDD</text:span></text:p>
          </table:table-cell>
          <table:table-cell table:style-name="Table2.A3" office:value-type="string">
            <text:p text:style-name="P28"><text:span text:style-name="T26">NNN-1</text:span></text:p>
          </table:table-cell>
          <table:table-cell table:style-name="Table2.A3" office:value-type="string">
            <text:p text:style-name="P29"><text:span text:style-name="T26">Appointed with effect from</text:span></text:p>
          </table:table-cell>
        </table:table-row>
        <table:table-row table:style-name="Table2.8">
          <table:table-cell table:style-name="Table2.A3" office:value-type="string">
            <text:p text:style-name="P27"><text:span text:style-name="T26">Add-4</text:span></text:p>
          </table:table-cell>
          <table:table-cell table:style-name="Table2.A3" office:value-type="string">
            <text:p text:style-name="P28"><text:span text:style-name="T26">Singaporean</text:span></text:p>
          </table:table-cell>
          <table:table-cell table:style-name="Table2.A3" office:value-type="string">
            <text:p text:style-name="P29"><text:span text:style-name="T25">date of incorporation</text:span></text:p>
          </table:table-cell>
        </table:table-row>
        <table:table-row table:style-name="Table2.5">
          <table:table-cell table:style-name="Table2.A3" office:value-type="string">
            <text:p text:style-name="P27"><text:span text:style-name="T26">Add-5</text:span></text:p>
          </table:table-cell>
          <table:table-cell table:style-name="Table2.A3" office:value-type="string">
            <text:p text:style-name="P28"><text:span text:style-name="T26">Director</text:span></text:p>
          </table:table-cell>
          <table:table-cell table:style-name="Table2.C5" office:value-type="string">
            <text:p text:style-name="P8"/>
          </table:table-cell>
        </table:table-row>
        <table:table-row table:style-name="Table2.10">
          <table:table-cell table:style-name="Table2.C5" office:value-type="string">
            <text:p text:style-name="P27"><text:span text:style-name="T26">Add-6</text:span></text:p>
          </table:table-cell>
          <table:table-cell table:style-name="Table2.C5" office:value-type="string">
            <text:p text:style-name="P8"/>
          </table:table-cell>
          <table:table-cell table:style-name="Table2.C5" office:value-type="string">
            <text:p text:style-name="P8"/>
          </table:table-cell>
        </table:table-row>
        <table:table-row table:style-name="Table2.11">
          <table:table-cell table:style-name="Table2.A3" office:value-type="string">
            <text:p text:style-name="P27"><text:span text:style-name="T26">KHOR SIEW ENG</text:span></text:p>
          </table:table-cell>
          <table:table-cell table:style-name="Table2.A3" office:value-type="string">
            <text:p text:style-name="P28"><text:span text:style-name="T26">S6840237I</text:span></text:p>
          </table:table-cell>
          <table:table-cell table:style-name="Table2.A3" office:value-type="string">
            <text:p text:style-name="P29"><text:span text:style-name="T26">Appointed with effect from</text:span></text:p>
          </table:table-cell>
        </table:table-row>
        <table:table-row table:style-name="Table2.2">
          <table:table-cell table:style-name="Table2.A3" office:value-type="string">
            <text:p text:style-name="P27"><text:span text:style-name="T26">Blk 645 Jalan Tenaga</text:span></text:p>
          </table:table-cell>
          <table:table-cell table:style-name="Table2.A3" office:value-type="string">
            <text:p text:style-name="P28"><text:span text:style-name="T26">Singaporean</text:span></text:p>
          </table:table-cell>
          <table:table-cell table:style-name="Table2.A3" office:value-type="string">
            <text:p text:style-name="P29"><text:span text:style-name="T25">date of incorporation</text:span></text:p>
          </table:table-cell>
        </table:table-row>
        <table:table-row table:style-name="Table2.13">
          <table:table-cell table:style-name="Table2.A3" office:value-type="string">
            <text:p text:style-name="P27"><text:span text:style-name="T26">#09-105</text:span></text:p>
          </table:table-cell>
          <table:table-cell table:style-name="Table2.A3" office:value-type="string">
            <text:p text:style-name="P28"><text:span text:style-name="T25">Company Secretary</text:span></text:p>
          </table:table-cell>
          <table:table-cell table:style-name="Table2.C5" office:value-type="string">
            <text:p text:style-name="P8"/>
          </table:table-cell>
        </table:table-row>
        <table:table-row table:style-name="Table2.14">
          <table:table-cell table:style-name="Table2.A14" office:value-type="string">
            <text:p text:style-name="P27"><text:span text:style-name="T26">Singapore 410645</text:span></text:p>
          </table:table-cell>
          <table:table-cell table:style-name="Table2.A14" office:value-type="string">
            <text:p text:style-name="P8"/>
          </table:table-cell>
          <table:table-cell table:style-name="Table2.A14" office:value-type="string">
            <text:p text:style-name="P8"/>
          </table:table-cell>
        </table:table-row>
      </table:table>
      <text:p text:style-name="P3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<text:span text:style-name="T26">ddmmyyyy</text:span></text:p>
            <text:p text:style-name="P32"><text:span text:style-name="T17">Dated <text:tab/></text:span></text:p>
            <text:p text:style-name="P33"><text:span text:style-name="T21">This Form consists of this page </text:span><text:span text:style-name="T19">*and <text:s/>-<text:tab/></text:span><text:span text:style-name="T12">continuation sheet(s).</text:span></text:p>
          </table:table-cell>
          <table:table-cell table:style-name="Table3.A1" office:value-type="string">
            <text:p text:style-name="P34"><text:span text:style-name="T19">Signature</text:span><text:span text:style-name="T33">.</text:span></text:p>
            <text:p text:style-name="P35"><text:span text:style-name="T19">CCC</text:span></text:p>
            <text:p text:style-name="P4"><text:span text:style-name="T18">Name of *Director/Strmary</text:span><text:span text:style-name="T34">. <text:tab/></text:span></text:p>
          </table:table-cell>
        </table:table-row>
      </table:table>
      <text:p text:style-name="P36"/>
      <text:p text:style-name="P5"><text:span text:style-name="T27">*Delete where inapplicable.</text:span></text:p>
      <text:p text:style-name="P19"><text:span text:style-name="T28">tlnsert headings, ie, Directors, Managers, Secretaries or Auditors</text:span></text:p>
      <text:p text:style-name="P20"><text:span text:style-name="T29">Note: Attach Annexes for particulars of other directorships of public companies or their subsidiaries in Singapore. Changes in respect </text:span><text:span text:style-name="T30">of NRICIPassport No and address notified herein will be updated by the Registry in all other companies of which the above persons are </text:span><text:span text:style-name="T31">officers and shareholders. Auditors need only give their firm's name address.</text:span></text:p>
      <text:p text:style-name="Standard"/>
      <text:section text:style-name="Sect1" text:name="TextSection">
        <text:p text:style-name="P10"><text:span text:style-name="T22">Lodged in the office of the Registrar of Companies &amp; </text:span><text:span text:style-name="T20">Businesses by</text:span></text:p>
        <text:p text:style-name="P14"><text:span text:style-name="T19">Name:</text:span></text:p>
        <text:p text:style-name="P12"><text:span text:style-name="T19">Address:</text:span></text:p>
        <text:p text:style-name="P17"><text:span text:style-name="T23">A/c No:<text:tab/></text:span><text:span text:style-name="T19">Tel No:</text:span></text:p>
        <text:p text:style-name="P37"><text:span text:style-name="T19">Fax No: </text:span></text:p>
        <text:p text:style-name="P9"><text:span text:style-name="T13">For Official Use</text:span></text:p>
        <text:p text:style-name="P38"><draw:frame draw:style-name="fr1" text:anchor-type="paragraph" svg:x="0mm" svg:y="29.92mm" svg:width="138.25mm" svg:height="2.66mm" draw:z-index="4"><draw:text-box><text:p text:style-name="P39"><text:span text:style-name="T32">Printed by Government Printers</text:span></text:p></draw:text-box></draw:frame><text:span text:style-name="T24">Date of Registration: </text:span><text:span text:style-name="T19">Receipt No:</text:span></text:p>
        <text:p text:style-name="P15"><text:span text:style-name="T19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32mm" fo:margin-bottom="5.06mm" fo:margin-left="24.54mm" fo:margin-right="23.41mm" style:writing-mode="lr-tb" style:layout-grid-color="#c0c0c0" style:layout-grid-lines="2779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" meta:paragraph-count="62" meta:word-count="241" meta:character-count="1563" meta:non-whitespace-character-count="1380"/>
    <meta:generator>LibreOffice/3.5$Linux_X86_64 LibreOffice_project/350m1$Build-2</meta:generator>
  </office:meta>
</office:document-meta>
</file>